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8bc" officeooo:paragraph-rsid="001778bc"/>
    </style:style>
    <style:style style:name="P2" style:family="paragraph" style:parent-style-name="Standard">
      <style:text-properties officeooo:rsid="001883fd" officeooo:paragraph-rsid="001883fd"/>
    </style:style>
    <style:style style:name="P3" style:family="paragraph" style:parent-style-name="Standard">
      <style:text-properties officeooo:rsid="001883fd" officeooo:paragraph-rsid="00219851"/>
    </style:style>
    <style:style style:name="P4" style:family="paragraph" style:parent-style-name="Standard">
      <style:text-properties officeooo:rsid="00200cd9" officeooo:paragraph-rsid="00200cd9"/>
    </style:style>
    <style:style style:name="P5" style:family="paragraph" style:parent-style-name="Standard">
      <style:text-properties officeooo:rsid="00225ecd" officeooo:paragraph-rsid="00225ecd"/>
    </style:style>
    <style:style style:name="P6" style:family="paragraph" style:parent-style-name="Heading_20_2">
      <style:text-properties style:font-name="Palatino Linotype" fo:font-size="12pt" fo:font-weight="normal" officeooo:rsid="00200cd9" officeooo:paragraph-rsid="00200cd9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244b82" officeooo:paragraph-rsid="00244b82"/>
    </style:style>
    <style:style style:name="P8" style:family="paragraph" style:parent-style-name="Standard">
      <style:text-properties officeooo:rsid="0028da3a" officeooo:paragraph-rsid="0028da3a"/>
    </style:style>
    <style:style style:name="T1" style:family="text">
      <style:text-properties officeooo:rsid="001ca76b"/>
    </style:style>
    <style:style style:name="T2" style:family="text">
      <style:text-properties officeooo:rsid="001e1cf4"/>
    </style:style>
    <style:style style:name="T3" style:family="text">
      <style:text-properties officeooo:rsid="00200cd9"/>
    </style:style>
    <style:style style:name="T4" style:family="text">
      <style:text-properties officeooo:rsid="00225ecd"/>
    </style:style>
    <style:style style:name="T5" style:family="text">
      <style:text-properties officeooo:rsid="0025969d"/>
    </style:style>
    <style:style style:name="T6" style:family="text">
      <style:text-properties officeooo:rsid="00271e96"/>
    </style:style>
    <style:style style:name="T7" style:family="text">
      <style:text-properties officeooo:rsid="0028da3a"/>
    </style:style>
    <style:style style:name="T8" style:family="text">
      <style:text-properties officeooo:rsid="00294e4b"/>
    </style:style>
    <style:style style:name="T9" style:family="text">
      <style:text-properties officeooo:rsid="002c6e54"/>
    </style:style>
    <style:style style:name="T10" style:family="text">
      <style:text-properties officeooo:rsid="002e3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émy: </text:p>
      <text:p text:style-name="P4"/>
      <text:p text:style-name="P1">1) Dopra<text:span text:style-name="T2">va</text:span></text:p>
      <text:p text:style-name="P1">- <text:span text:style-name="T4">nízká kvalita železniční i silniční infrastruktury</text:span></text:p>
      <text:p text:style-name="P1">- <text:span text:style-name="T4">mýtická rychlodráha Praha-Kladno </text:span></text:p>
      <text:p text:style-name="P1">- <text:span text:style-name="T4">diskutabilní napojení linkových spojů na pražskou MHD</text:span></text:p>
      <text:p text:style-name="P1"/>
      <text:p text:style-name="P1">2) <text:span text:style-name="T2">Zdravotnictví</text:span></text:p>
      <text:p text:style-name="P1">-<text:span text:style-name="T2"> nekoncepční utrácení a s tím související totální netransparence</text:span></text:p>
      <text:p text:style-name="P1">- <text:span text:style-name="T4">nízký počet lékařů a lůžkových zařízení</text:span></text:p>
      <text:p text:style-name="P1"><text:s/></text:p>
      <text:p text:style-name="P1">3) <text:span text:style-name="T1">Ekologie</text:span></text:p>
      <text:p text:style-name="P1">- <text:span text:style-name="T2">protipovodňová ochrana (v roce 2013 vyšly povodně kraj na 4,2 miliardy korun)</text:span></text:p>
      <text:p text:style-name="P1"/>
      <text:p text:style-name="P2">4) Zadluženost, <text:span text:style-name="T3">korupce</text:span></text:p>
      <text:p text:style-name="P2">- <text:span text:style-name="T2">kraj je nejzadluženější v republice</text:span></text:p>
      <text:p text:style-name="P2">- <text:span text:style-name="T3">podivné dotace</text:span></text:p>
      <text:p text:style-name="P2"/>
      <text:p text:style-name="P5">5) Rezervy ve vybavenosti informačními technologiemi ve veřejné sféře</text:p>
      <text:p text:style-name="P3"/>
      <text:p text:style-name="P2"/>
      <text:h text:style-name="P6" text:outline-level="2">Kontakt s voličem:</text:h>
      <text:p text:style-name="P8">Taky tedy <text:span text:style-name="T8">pár nápadů na případný brainstorming</text:span>…</text:p>
      <text:p text:style-name="P8"/>
      <text:p text:style-name="P7">- <text:span text:style-name="T10">rozhodně </text:span>síťovat přes sociální sítě, <text:span text:style-name="T10">je to místo, kde je dnes asi nejsnazší oslovit nejširší spektrum obyvatel</text:span></text:p>
      <text:p text:style-name="P7">- vesnice – <text:span text:style-name="T5">letáky – dobrovolníci (jsou-li) roznos a rozlep</text:span></text:p>
      <text:p text:style-name="P7">- <text:span text:style-name="T6">místa dojezdu do Prahy z kraje obsadit pirátským obsahem</text:span></text:p>
      <text:p text:style-name="P7">- <text:span text:style-name="T7">piráti na plovárně - směřovat nějaké promo materiály/projevy do míst, kde se v létě zdržuje hodně lidí</text:span></text:p>
      <text:p text:style-name="P7">- <text:span text:style-name="T8">ve vybraných okresních městech pirátské akce</text:span></text:p>
      <text:p text:style-name="P7">- <text:span text:style-name="T8">září – lovit prvovoliče (projet pirátskou základnu, kdo ze Středočechů chodí do posledního ročníku na gymplu)</text:span></text:p>
      <text:p text:style-name="P7">- <text:span text:style-name="T8">periodika? Krajské přílohy velkých novin či listy okresních měst, ale pouze v případě, že by si za to neříkali o horentní sumy (opět oslovit členy, zda někdo někdo nepracuje, nebo někoho takového nezná apod.)</text:span></text:p>
      <text:p text:style-name="P7">- <text:span text:style-name="T9">domovy důchodců – možná takový netradiční cíl, nicméně pokud by se někde <text:s/>udělaly besedy se seniory, kde by se čas kromě agitace věnoval i vyprávění o něčem zajímavém, mohlo by to mít překvapivý úspěch (nutno ovšem též zjistit a seniorům komunikovat možnost, jak mohu volit, když nemohu chodit apod.)</text:span></text:p>
      <text:p text:style-name="P7">- <text:span text:style-name="T10">léto je období festivalů, kde se schází nejrůznější směs lidí – prozkoumat akce v kraji a pokud je někdo z členů navštěvuje, třeba by se mohl věnovat i nějaké agitaci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8:11:06.508000000</meta:creation-date>
    <meta:generator>LibreOffice/5.1.3.2$Windows_X86_64 LibreOffice_project/644e4637d1d8544fd9f56425bd6cec110e49301b</meta:generator>
    <dc:date>2016-07-10T22:40:51.595000000</dc:date>
    <meta:editing-duration>PT1H4M5S</meta:editing-duration>
    <meta:editing-cycles>7</meta:editing-cycles>
    <meta:document-statistic meta:table-count="0" meta:image-count="0" meta:object-count="0" meta:page-count="1" meta:paragraph-count="26" meta:word-count="277" meta:character-count="1755" meta:non-whitespace-character-count="1494"/>
  </office:meta>
</office:document-meta>
</file>